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400000198ABC1B6A5739688EB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1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2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3" draw:fill-image-name="msFill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4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Times New Roman" fo:font-size="37.7999992370605pt" fo:letter-spacing="normal" fo:font-style="normal" style:text-underline-style="none" fo:font-weight="normal" style:font-name-asian="Times New Roman" style:font-size-asian="37.7999992370605pt" style:font-style-asian="normal" style:font-weight-asian="normal" style:font-name-complex="Times New Roman" style:font-size-complex="37.799999237060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42.7999992370606pt" fo:letter-spacing="normal" fo:font-style="normal" style:text-underline-style="none" fo:font-weight="normal" style:font-name-asian="Times New Roman" style:font-size-asian="42.7999992370606pt" style:font-style-asian="normal" style:font-weight-asian="normal" style:font-name-complex="Times New Roman" style:font-size-complex="42.7999992370606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Times New Roman" fo:font-size="38pt" fo:letter-spacing="normal" fo:font-style="normal" style:text-underline-style="none" fo:font-weight="bold" style:font-name-asian="Times New Roman" style:font-size-asian="38pt" style:font-style-asian="normal" style:font-weight-asian="bold" style:font-name-complex="Times New Roman" style:font-size-complex="3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imes New Roman" fo:font-size="38pt" fo:letter-spacing="normal" fo:font-style="normal" style:text-underline-style="none" fo:font-weight="bold" style:font-name-asian="Times New Roman" style:font-size-asian="38pt" style:font-style-asian="normal" style:font-weight-asian="bold" style:font-name-complex="Times New Roman" style:font-size-complex="38pt" style:font-style-complex="normal" style:font-weight-complex="bold"/>
    </style:style>
    <style:style style:name="T5" style:family="text">
      <style:text-properties fo:font-variant="normal" fo:text-transform="none" fo:color="#fff2cc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15pt" fo:letter-spacing="normal" fo:font-style="normal" style:text-underline-style="none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7" style:family="text">
      <style:text-properties fo:font-variant="normal" fo:text-transform="none" fo:color="#fff2cc" style:text-line-through-style="none" style:text-line-through-type="none" style:text-position="0% 100%" style:font-name="Comfortaa" fo:font-size="28pt" fo:letter-spacing="normal" fo:font-style="italic" style:text-underline-style="solid" style:text-underline-width="auto" style:text-underline-color="font-color" fo:font-weight="normal" style:font-name-asian="Comfortaa" style:font-size-asian="28pt" style:font-style-asian="italic" style:font-weight-asian="normal" style:font-name-complex="Comfortaa" style:font-size-complex="28pt" style:font-style-complex="italic" style:font-weight-complex="normal"/>
    </style:style>
    <style:style style:name="T8" style:family="text">
      <style:text-properties fo:font-variant="normal" fo:text-transform="none" fo:color="#fff2cc" style:text-line-through-style="none" style:text-line-through-type="none" style:text-position="0% 100%" style:font-name="Comfortaa" fo:font-size="28pt" fo:letter-spacing="normal" fo:font-style="italic" style:text-underline-style="solid" style:text-underline-width="auto" style:text-underline-color="font-color" fo:font-weight="bold" style:font-name-asian="Comfortaa" style:font-size-asian="28pt" style:font-style-asian="italic" style:font-weight-asian="bold" style:font-name-complex="Comfortaa" style:font-size-complex="28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52.2999992370606pt" fo:letter-spacing="normal" fo:font-style="normal" style:text-underline-style="none" fo:font-weight="normal" style:font-name-asian="Calibri" style:font-size-asian="52.2999992370606pt" style:font-style-asian="normal" style:font-weight-asian="normal" style:font-name-complex="Calibri" style:font-size-complex="52.299999237060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font-variant="normal" fo:text-transform="none" fo:color="#ea9999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4" style:family="text">
      <style:text-properties fo:font-variant="normal" fo:text-transform="none" fo:color="#ffe599" style:text-line-through-style="none" style:text-line-through-type="none" style:text-position="0% 100%" style:font-name="Comfortaa" fo:font-size="28pt" fo:letter-spacing="normal" fo:font-style="italic" style:text-underline-style="solid" style:text-underline-width="auto" style:text-underline-color="font-color" fo:font-weight="bold" style:font-name-asian="Comfortaa" style:font-size-asian="28pt" style:font-style-asian="italic" style:font-weight-asian="bold" style:font-name-complex="Comfortaa" style:font-size-complex="28pt" style:font-style-complex="italic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6" style:family="text">
      <style:text-properties fo:font-variant="normal" fo:text-transform="none" fo:color="#ffe599" style:text-line-through-style="none" style:text-line-through-type="none" style:text-position="0% 100%" style:font-name="Comfortaa" fo:font-size="28pt" fo:letter-spacing="normal" fo:font-style="italic" style:text-underline-style="solid" style:text-underline-width="auto" style:text-underline-color="font-color" fo:font-weight="normal" style:font-name-asian="Comfortaa" style:font-size-asian="28pt" style:font-style-asian="italic" style:font-weight-asian="normal" style:font-name-complex="Comfortaa" style:font-size-complex="28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Times New Roman" fo:color="#fff2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48cm" text:min-label-width="1.022cm"/>
        <style:text-properties style:font-name="Calibri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017cm" svg:height="2.416cm" svg:x="1.691cm" svg:y="1.838cm" presentation:class="title" presentation:user-transformed="true">
          <draw:text-box>
            <text:p text:style-name="P1"><text:span text:style-name="T1">Metodología de la </text:span><text:span text:style-name="T1"><text:line-break/></text:span><text:span text:style-name="T1">Investigación</text:span><text:span text:style-name="T2"> </text:span></text:p>
          </draw:text-box>
        </draw:frame>
        <draw:frame draw:name="Google Shape;55;p13" presentation:style-name="pr2" draw:text-style-name="P3" draw:layer="layout" svg:width="13.13cm" svg:height="2.201cm" svg:x="5.836cm" svg:y="4.442cm" presentation:class="subtitle" presentation:user-transformed="true">
          <draw:text-box>
            <text:p text:style-name="P1"><text:span text:style-name="T3">Poker Texas Hold’em</text:span><text:span text:style-name="T4"> </text:span></text:p>
          </draw:text-box>
        </draw:frame>
        <draw:custom-shape draw:name="Google Shape;56;p13" draw:style-name="gr1" draw:text-style-name="P5" draw:layer="layout" svg:width="6.705cm" svg:height="5.081cm" svg:x="5.994cm" svg:y="7.144cm">
          <text:p text:style-name="P4"><text:span text:style-name="T5">Integrantes: </text:span></text:p>
          <text:list text:style-name="L4">
            <text:list-item>
              <text:p text:style-name="P4"><text:span text:style-name="T5">Ascurra Romina</text:span></text:p>
            </text:list-item>
            <text:list-item>
              <text:p text:style-name="P4"><text:span text:style-name="T5">Olguín Antonela</text:span></text:p>
            </text:list-item>
            <text:list-item>
              <text:p text:style-name="P4"><text:span text:style-name="T5">Uño Constanza</text:span></text:p>
            </text:list-item>
            <text:list-item>
              <text:p text:style-name="P4"><text:span text:style-name="T5">Zabala Martina</text:span></text:p>
            </text:list-item>
            <text:list-item>
              <text:p text:style-name="P4"><text:span text:style-name="T5">Gubiotti Flo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draw:layer="layout" svg:width="7.502cm" svg:height="1.143cm" svg:x="15.965cm" svg:y="11.932cm">
          <text:p text:style-name="P4"><text:span text:style-name="T6">Prof. Ing. Carlos R. Rodrígue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ción del Proyecto" draw:style-name="dp3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1.169cm" presentation:class="title" presentation:user-transformed="true">
          <draw:text-box>
            <text:p text:style-name="P1"><text:span text:style-name="T7">D</text:span><text:span text:style-name="T8">escripción del Proyecto</text:span></text:p>
          </draw:text-box>
        </draw:frame>
        <draw:frame draw:name="Google Shape;63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9">El poker es un juego de cartas muy popular que se ha jugado durante muchos años en todo el mundo, ya sea por diversión o por dinero. Sin embargo, no siempre es posible encontrar personas dispuestas a jugar, especialmente en ciertas horas del día o en lugares donde el poker no es muy popular. Además, para los jugadores novatos, jugar contra jugadores experimentados puede ser intimidante y puede resultar en una pérdida de dinero significativa.</text:span></text:p>
            <text:p text:style-name="P9"><text:span text:style-name="T9">Por lo tanto, el problema que se plantea es cómo permitir que las personas jueguen al poker en cualquier momento del día, sin importar la ubicación y sin el riesgo de perder dinero. Para abordar este problema, se propone desarrollar una aplicación web que permita a los usuarios jugar al poker contra bots.</text:span></text:p>
            <text:p text:style-name="P9"><text:span text:style-name="T9">La aplicación web podría incluir diferentes niveles de dificultad para los bots, desde principiante hasta experto, lo que permitiría a los jugadores novatos mejorar sus habilidades y avanzar gradualmente a niveles más desafiantes. Además, la aplicación también podría incluir funciones como tutoriales y consejos para ayudar a los jugadores a mejorar su juego y comprender mejor las reglas del poker.</text:span></text:p>
            <text:p text:style-name="P9"><text:span text:style-name="T9">En resumen, una aplicación web para jugar al poker contra bots sería una solución ideal para aquellos que quieren jugar al poker en cualquier momento del día, mejorar sus habilidades y evitar el riesgo de perder dinero en el juego.</text:span></text:p>
            <text:p text:style-name="P10"><text:span text:style-name="T10"/></text:p>
          </draw:text-box>
        </draw:frame>
        <presentation:notes draw:style-name="dp2">
          <draw:page-thumbnail draw:name="Google Shape;59;g22d0d3cf57e_1_0:notes" draw:style-name="gr2" draw:layer="layout" svg:width="16.932cm" svg:height="9.524cm" svg:x="1.059cm" svg:y="1.905cm" draw:page-number="2" presentation:class="page"/>
          <draw:frame draw:name="Google Shape;60;g22d0d3cf57e_1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les y tareas." draw:style-name="dp4" draw:master-page-name="TITLE_5f_AND_5f_BODY" presentation:presentation-page-layout-name="AL2T1">
        <draw:frame draw:name="Google Shape;68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8">Roles y tareas.</text:span></text:p>
          </draw:text-box>
        </draw:frame>
        <draw:frame draw:name="Google Shape;69;p15" presentation:style-name="pr5" draw:text-style-name="P11" draw:layer="layout" svg:width="23.667cm" svg:height="9.489cm" svg:x="0.866cm" svg:y="3.269cm" presentation:class="outline" presentation:user-transformed="true">
          <draw:text-box>
            <text:list text:style-name="L8">
              <text:list-item>
                <text:p text:style-name="P12"><text:span text:style-name="T11">Gubiotti Flor:</text:span><text:span text:style-name="T12"> diseño de la arquitectura.</text:span></text:p>
              </text:list-item>
              <text:list-item>
                <text:p text:style-name="P12"><text:span text:style-name="T11">Ascurra Romina:</text:span><text:span text:style-name="T12"> desarrollo de la interfaz de usuario.</text:span></text:p>
              </text:list-item>
              <text:list-item>
                <text:p text:style-name="P12"><text:span text:style-name="T11">Uño Constanza:</text:span><text:span text:style-name="T12"> desarrollo de la lógica del juego.</text:span></text:p>
              </text:list-item>
              <text:list-item>
                <text:p text:style-name="P12"><text:span text:style-name="T11">Olguin Antonella:</text:span><text:span text:style-name="T12"> desarrollo de los bots.</text:span></text:p>
              </text:list-item>
            </text:list>
            <text:list text:style-name="L9">
              <text:list-item>
                <text:p text:style-name="P12"><text:span text:style-name="T11">Zabala Martina:</text:span><text:span text:style-name="T12"> documentación e informe.</text:span><text:span text:style-name="T10"> </text:span></text:p>
              </text:list-item>
            </text:list>
            <text:p text:style-name="P9"><text:span text:style-name="T10"/></text:p>
            <text:p text:style-name="P13"><text:span text:style-name="T13">*Aclaración importante: si bien a cada integrante se le asignó un rol específico, todos serán partícipes de todas las etapas del proyecto.</text:span></text:p>
          </draw:text-box>
        </draw:frame>
        <presentation:notes draw:style-name="dp2">
          <draw:page-thumbnail draw:name="Google Shape;65;g22d0d3cf57e_1_62:notes" draw:style-name="gr2" draw:layer="layout" svg:width="16.932cm" svg:height="9.524cm" svg:x="1.059cm" svg:y="1.905cm" draw:page-number="3" presentation:class="page"/>
          <draw:frame draw:name="Google Shape;66;g22d0d3cf57e_1_6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ción" draw:style-name="dp5" draw:master-page-name="TITLE_5f_AND_5f_BODY" presentation:presentation-page-layout-name="AL2T1">
        <draw:frame draw:name="Google Shape;74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4">Descripción</text:span></text:p>
          </draw:text-box>
        </draw:frame>
        <draw:frame draw:name="Google Shape;75;p16" presentation:style-name="pr8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2"><text:span text:style-name="T15">Diseño de la arquitectura: Definir la arquitectura del proyecto, incluyendo la lógica del juego, la interfaz de usuario, etc.</text:span></text:p>
              </text:list-item>
              <text:list-item>
                <text:p text:style-name="P12"><text:span text:style-name="T15">Establecimiento de sprints: Planificar los sprints necesarios para completar el desarrollo del juego.</text:span></text:p>
              </text:list-item>
              <text:list-item>
                <text:p text:style-name="P12"><text:span text:style-name="T15">Implementación de la interfaz de usuario: Desarrollar la interfaz de usuario, para que los usuarios puedan interactuar fácilmente con ella.</text:span></text:p>
              </text:list-item>
              <text:list-item>
                <text:p text:style-name="P12"><text:span text:style-name="T15">Desarrollo de la lógica del juego: Desarrollar la lógica del juego de poker para que la aplicación web pueda simular partidas de poker.</text:span></text:p>
              </text:list-item>
              <text:list-item>
                <text:p text:style-name="P12"><text:span text:style-name="T15">Implementación de los bots: Desarrollar los bots para que puedan jugar contra los usuarios.</text:span></text:p>
              </text:list-item>
              <text:list-item>
                <text:p text:style-name="P12"><text:span text:style-name="T15">Pruebas y revisiones: Realizar pruebas y revisiones para garantizar que el juego funcione correctamente y cumpla con los estándares de calidad.</text:span></text:p>
              </text:list-item>
              <text:list-item>
                <text:p text:style-name="P12"><text:span text:style-name="T15">Lanzamiento.</text:span></text:p>
              </text:list-item>
            </text:list>
          </draw:text-box>
        </draw:frame>
        <presentation:notes draw:style-name="dp2">
          <draw:page-thumbnail draw:name="Google Shape;71;g230f8685735_3_0:notes" draw:style-name="gr2" draw:layer="layout" svg:width="16.932cm" svg:height="9.524cm" svg:x="1.059cm" svg:y="1.905cm" draw:page-number="4" presentation:class="page"/>
          <draw:frame draw:name="Google Shape;72;g230f8685735_3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 y herramientas" draw:style-name="dp6" draw:master-page-name="TITLE_5f_AND_5f_BODY" presentation:presentation-page-layout-name="AL2T1">
        <draw:frame draw:name="Google Shape;8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6">Tecnologías y herramientas</text:span></text:p>
          </draw:text-box>
        </draw:frame>
        <draw:frame draw:name="Google Shape;81;p17" presentation:style-name="pr8" draw:text-style-name="P11" draw:layer="layout" svg:width="17.774cm" svg:height="5.111cm" svg:x="3.813cm" svg:y="4.486cm" presentation:class="outline" presentation:user-transformed="true">
          <draw:text-box>
            <text:list text:style-name="L12">
              <text:list-item>
                <text:p text:style-name="P14"><text:span text:style-name="T17">Python (</text:span><text:span text:style-name="T18">VERSIÓN: 3.10).</text:span></text:p>
              </text:list-item>
              <text:list-item>
                <text:p text:style-name="P14"><text:span text:style-name="T17">Django.</text:span></text:p>
              </text:list-item>
              <text:list-item>
                <text:p text:style-name="P12"><text:span text:style-name="T17">PyCharm (</text:span><text:span text:style-name="T18">VERSIÓN: Professional Edition).</text:span></text:p>
              </text:list-item>
              <text:list-item>
                <text:p text:style-name="P12"><text:span text:style-name="T18">ChatGPT.</text:span></text:p>
              </text:list-item>
              <text:list-item>
                <text:p text:style-name="P12"><text:span text:style-name="T18">GitHub.</text:span></text:p>
              </text:list-item>
              <text:list-item>
                <text:p text:style-name="P12"><text:span text:style-name="T18">Jira.</text:span></text:p>
              </text:list-item>
            </text:list>
          </draw:text-box>
        </draw:frame>
        <presentation:notes draw:style-name="dp2">
          <draw:page-thumbnail draw:name="Google Shape;77;g22d0d3cf57e_1_67:notes" draw:style-name="gr2" draw:layer="layout" svg:width="16.932cm" svg:height="9.524cm" svg:x="1.059cm" svg:y="1.905cm" draw:page-number="5" presentation:class="page"/>
          <draw:frame draw:name="Google Shape;78;g22d0d3cf57e_1_67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fortaa" svg:font-family="Comforta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linear" draw:start-color="#51ab2a" draw:end-color="#203e13" draw:start-intensity="100%" draw:end-intensity="100%" draw:angle="0" draw:border="0%"/>
    <draw:gradient draw:name="msFillGradient_20_2" draw:display-name="msFillGradient 2" draw:style="linear" draw:start-color="#51ab2a" draw:end-color="#203e13" draw:start-intensity="100%" draw:end-intensity="100%" draw:angle="0" draw:border="0%"/>
    <draw:gradient draw:name="msFillGradient_20_3" draw:display-name="msFillGradient 3" draw:style="linear" draw:start-color="#51ab2a" draw:end-color="#203e13" draw:start-intensity="100%" draw:end-intensity="100%" draw:angle="0" draw:border="0%"/>
    <draw:gradient draw:name="msFillGradient_20_4" draw:display-name="msFillGradient 4" draw:style="linear" draw:start-color="#51ab2a" draw:end-color="#203e13" draw:start-intensity="100%" draw:end-intensity="100%" draw:angle="0" draw:border="0%"/>
    <draw:fill-image draw:name="msFillBitmap_20_1" draw:display-name="msFillBitmap 1" xlink:href="Pictures/100000000000026400000198ABC1B6A5739688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Dev/6.0.5.2$Linux_X86_64 LibreOffice_project/</meta:generator>
  </office:meta>
</office:document-meta>
</file>